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0972in"/>
    </style:style>
    <style:style style:name="TableColumn3" style:family="table-column">
      <style:table-column-properties style:column-width="2.0979in"/>
    </style:style>
    <style:style style:name="TableColumn4" style:family="table-column">
      <style:table-column-properties style:column-width="2.0979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 style:min-row-height="0.3381in"/>
    </style:style>
    <style:style style:name="TableCell6" style:family="table-cell">
      <style:table-cell-properties fo:border-top="0.0069in solid #FFFFFF" fo:border-left="0.0069in solid #FFFFFF" fo:border-bottom="0.0069in solid #FFFFFF" fo:border-right="none" fo:background-color="#5B9BD5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color="#FFFFFF"/>
    </style:style>
    <style:style style:name="TableCell8" style:family="table-cell">
      <style:table-cell-properties fo:border-top="0.0069in solid #FFFFFF" fo:border-left="none" fo:border-bottom="0.0069in solid #FFFFFF" fo:border-right="none" fo:background-color="#5B9BD5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8pt" style:font-size-asian="18pt" style:font-size-complex="18pt"/>
    </style:style>
    <style:style style:name="TableCell10" style:family="table-cell">
      <style:table-cell-properties fo:border-top="0.0069in solid #FFFFFF" fo:border-left="none" fo:border-bottom="0.0069in solid #FFFFFF" fo:border-right="0.0069in solid #FFFFFF" fo:background-color="#5B9BD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8pt" style:font-size-asian="18pt" style:font-size-complex="18pt"/>
    </style:style>
    <style:style style:name="TableRow12" style:family="table-row">
      <style:table-row-properties style:min-row-height="2.6048in"/>
    </style:style>
    <style:style style:name="TableCell13" style:family="table-cell">
      <style:table-cell-properties fo:border="0.0069in solid #FFFFFF" fo:background-color="#5B9BD5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4pt" style:font-size-asian="24pt" style:font-size-complex="24pt"/>
    </style:style>
    <style:style style:name="TableCell20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21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22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Cell23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24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25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26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27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TableRow28" style:family="table-row">
      <style:table-row-properties style:min-row-height="3.4944in"/>
    </style:style>
    <style:style style:name="TableCell29" style:family="table-cell">
      <style:table-cell-properties fo:border="0.0069in solid #FFFFFF" fo:background-color="#5B9BD5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P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4pt" style:font-size-asian="24pt" style:font-size-complex="24pt"/>
    </style:style>
    <style:style style:name="TableCell40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41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42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43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44" style:parent-style-name="Paragraphedeliste" style:list-style-name="LFO2" style:family="paragraph">
      <style:paragraph-properties fo:margin-bottom="0in" fo:line-height="100%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P46" style:parent-style-name="Paragraphedeliste" style:list-style-name="LFO2" style:family="paragraph">
      <style:paragraph-properties fo:margin-bottom="0in" fo:line-height="100%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ableCell48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49" style:parent-style-name="Paragraphedeliste" style:list-style-name="LFO2" style:family="paragraph">
      <style:paragraph-properties fo:margin-bottom="0in" fo:line-height="100%"/>
    </style:style>
    <style:style style:name="P50" style:parent-style-name="Paragraphedeliste" style:list-style-name="LFO2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>
            <text:p text:style-name="P9">Avantages</text:p>
          </table:table-cell>
          <table:table-cell table:style-name="TableCell10">
            <text:p text:style-name="P11">Inconvénients</text:p>
          </table:table-cell>
        </table:table-row>
        <table:table-row table:style-name="TableRow12">
          <table:table-cell table:style-name="TableCell13">
            <text:p text:style-name="P14"/>
            <text:p text:style-name="P15"/>
            <text:p text:style-name="P16"/>
            <text:p text:style-name="P17"/>
            <text:p text:style-name="P18"/>
            <text:p text:style-name="P19">Access</text:p>
          </table:table-cell>
          <table:table-cell table:style-name="TableCell20">
            <text:list text:style-name="LFO1" text:continue-numbering="true">
              <text:list-item>
                <text:p text:style-name="P21">Puissance et fonctionnalités de reporting</text:p>
              </text:list-item>
              <text:list-item>
                <text:p text:style-name="P22">Export de données</text:p>
              </text:list-item>
            </text:list>
          </table:table-cell>
          <table:table-cell table:style-name="TableCell23">
            <text:list text:style-name="LFO1" text:continue-numbering="true">
              <text:list-item>
                <text:p text:style-name="P24">Ne suit pas SQL entièrement</text:p>
              </text:list-item>
              <text:list-item>
                <text:p text:style-name="P25">Mono-plateforme</text:p>
              </text:list-item>
              <text:list-item>
                <text:p text:style-name="P26">Forte consommation réseau</text:p>
              </text:list-item>
              <text:list-item>
                <text:p text:style-name="P27">Payant</text:p>
              </text:list-item>
            </text:list>
          </table:table-cell>
        </table:table-row>
        <table:table-row table:style-name="TableRow28">
          <table:table-cell table:style-name="TableCell29"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>PostgreSQL</text:p>
          </table:table-cell>
          <table:table-cell table:style-name="TableCell40">
            <text:list text:style-name="LFO2" text:continue-numbering="true">
              <text:list-item>
                <text:p text:style-name="P41">Licence gratuite</text:p>
              </text:list-item>
              <text:list-item>
                <text:p text:style-name="P42">Fiable et simple d’utilisation</text:p>
              </text:list-item>
              <text:list-item>
                <text:p text:style-name="P43">Suit SQL</text:p>
              </text:list-item>
              <text:list-item>
                <text:p text:style-name="P44"><text:span text:style-name="T45">Riche au niveau des fonctions pour la création des BDDs</text:span></text:p>
              </text:list-item>
              <text:list-item>
                <text:p text:style-name="P46"><text:span text:style-name="T47">Multi-plateforme</text:span></text:p>
              </text:list-item>
            </text:list>
          </table:table-cell>
          <table:table-cell table:style-name="TableCell48">
            <text:list text:style-name="LFO2" text:continue-numbering="true">
              <text:list-item>
                <text:p text:style-name="P49">Il n’est pas possible de requêter sur plusieurs bases (normalement ça ne sera pas notre cas)</text:p>
              </text:list-item>
              <text:list-item>
                <text:p text:style-name="P50">Pas de fonctions d’agrégats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is Caillot</meta:initial-creator>
    <dc:creator>Alexis Caillot</dc:creator>
    <meta:creation-date>2018-03-16T10:19:00Z</meta:creation-date>
    <dc:date>2018-03-16T12:28:00Z</dc:date>
    <meta:template xlink:href="Normal" xlink:type="simple"/>
    <meta:editing-cycles>4</meta:editing-cycles>
    <meta:editing-duration>PT900S</meta:editing-duration>
    <meta:document-statistic meta:page-count="1" meta:paragraph-count="1" meta:word-count="69" meta:character-count="448" meta:row-count="3" meta:non-whitespace-character-count="380"/>
  </office:meta>
</office:document-meta>
</file>